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8A5DA973C3E52F3C1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dfe3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Text_20_body">
      <style:text-properties officeooo:paragraph-rsid="009ba092"/>
    </style:style>
    <style:style style:name="P10" style:family="paragraph" style:parent-style-name="Text_20_body">
      <style:text-properties officeooo:rsid="00aae4aa" officeooo:paragraph-rsid="00aae4aa"/>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494f"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58600" style:font-size-asian="10pt" style:font-size-complex="10pt"/>
    </style:style>
    <style:style style:name="T6" style:family="text">
      <style:text-properties fo:font-size="10pt" officeooo:rsid="00aad8d4" style:font-size-asian="10pt" style:font-size-complex="10pt"/>
    </style:style>
    <style:style style:name="T7" style:family="text">
      <style:text-properties fo:font-size="10pt" officeooo:rsid="0099d548" style:font-size-asian="10pt" style:font-size-complex="10pt"/>
    </style:style>
    <style:style style:name="T8"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0"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7 Editors - Properties Editor - Particle Tab - Emitte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7 Editors - Properties Editor - Particle Tab - Emitter - Field Weights panel</text:p>
          </text:index-title>
          <text:p text:style-name="P11"><text:a xlink:type="simple" xlink:href="#__RefHeading___Toc8672_4006822531" text:style-name="Index_20_Link" text:visited-style-name="Index_20_Link">Field weights panel<text:tab/>1</text:a></text:p>
          <text:p text:style-name="P12"><text:a xlink:type="simple" xlink:href="#__RefHeading___Toc1947_2216017320" text:style-name="Index_20_Link" text:visited-style-name="Index_20_Link">Effector Collection<text:tab/>1</text:a></text:p>
          <text:p text:style-name="P12"><text:a xlink:type="simple" xlink:href="#__RefHeading___Toc1949_2216017320" text:style-name="Index_20_Link" text:visited-style-name="Index_20_Link">Gravity<text:tab/>1</text:a></text:p>
          <text:p text:style-name="P12"><text:a xlink:type="simple" xlink:href="#__RefHeading___Toc1951_2216017320" text:style-name="Index_20_Link" text:visited-style-name="Index_20_Link">All<text:tab/>1</text:a></text:p>
          <text:p text:style-name="P12"><text:a xlink:type="simple" xlink:href="#__RefHeading___Toc1953_2216017320" text:style-name="Index_20_Link" text:visited-style-name="Index_20_Link">Force, Vortex, etc.<text:tab/>1</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3" text:outline-level="1"><text:bookmark-start text:name="__RefHeading___Toc8672_4006822531"/><text:span text:style-name="T8">F</text:span><text:span text:style-name="T9">ield weights panel</text:span><text:bookmark-end text:name="__RefHeading___Toc8672_4006822531"/></text:h>
          </table:table-cell>
        </table:table-row>
      </table:table>
      <text:p text:style-name="P5"><draw:frame draw:style-name="fr1" draw:name="Bild86" text:anchor-type="paragraph" svg:y="0.288cm" svg:width="5.159cm" svg:height="6.669cm" draw:z-index="0"><draw:image xlink:href="Pictures/10000201000001310000018A5DA973C3E52F3C11.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0">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10">The influence for the single corresponding effector weights.</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dfe3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494f"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58600" style:font-size-asian="10pt" style:font-size-complex="10pt"/>
    </style:style>
    <style:style style:name="MT6" style:family="text">
      <style:text-properties fo:font-size="10pt" officeooo:rsid="00aad8d4" style:font-size-asian="10pt" style:font-size-complex="10pt"/>
    </style:style>
    <style:style style:name="MT7"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7</text:span><text:span text:style-name="MT1"> Editors - Properties Editor - Particle Tab</text:span><text:span text:style-name="MT4"> - Emitter -</text:span><text:span text:style-name="MT5"> F</text:span><text:span text:style-name="MT6">ield Weights</text:span><text:span text:style-name="MT7"> </text:span><text:span text:style-name="MT5">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8M57S</meta:editing-duration>
    <meta:editing-cycles>96</meta:editing-cycles>
    <meta:generator>LibreOffice/6.3.6.2$Windows_X86_64 LibreOffice_project/2196df99b074d8a661f4036fca8fa0cbfa33a497</meta:generator>
    <dc:date>2020-08-30T18:03:04.040000000</dc:date>
    <meta:document-statistic meta:table-count="1" meta:image-count="1" meta:object-count="0" meta:page-count="1" meta:paragraph-count="18" meta:word-count="138" meta:character-count="815" meta:non-whitespace-character-count="694"/>
    <meta:template xlink:type="simple" xlink:actuate="onRequest" xlink:title="standard1cm" xlink:href="../../../../AppData/Roaming/LibreOffice/4/user/template/standard1cm.ott" meta:date="2016-03-28T18:47:57.125000000"/>
  </office:meta>
</office:document-meta>
</file>